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tenheft – Eigenschaften</text:p>
      <text:p text:style-name="P1"/>
      <text:p text:style-name="P2">→ direkt zu Anfang eines Projektes erstellen</text:p>
      <text:p text:style-name="P2"/>
      <text:p text:style-name="P2">→ je größer das Projekt desto umfangreicher sollte auch das Lastenheft sein</text:p>
      <text:p text:style-name="P2"/>
      <text:p text:style-name="P2">→ Schwachstellen schon früh erkennen und ausbessern zu können ist eine Stärke des Lastenhefts</text:p>
      <text:p text:style-name="P2"/>
      <text:p text:style-name="P2"/>
      <text:p text:style-name="P2"/>
      <text:p text:style-name="P3">Was gehört in ein Lastenheft?</text:p>
      <text:p text:style-name="P2">Ausgangssituation: Beschreibt die IST-Situation und wieso das Projekt zustande kommt</text:p>
      <text:p text:style-name="P2"/>
      <text:p text:style-name="P2">Das Ziel: Was genau soll mit dem Projekt oder dem fertigen Produkt erreicht werden</text:p>
      <text:p text:style-name="P2"/>
      <text:p text:style-name="P2">Späterer Nutzen: Wo und wie genau soll das Projekt/Produkt später eingesetzt werden, zusätzlich Eigenschaften des Produktes umreißen</text:p>
      <text:p text:style-name="P2"/>
      <text:p text:style-name="P2">Gewünschtes Ergebnis: Genaue Beschreibung des gewünschten Produktes/Projektes</text:p>
      <text:p text:style-name="P2"/>
      <text:p text:style-name="P2">Lieferumfang: Was soll wann gelieftert werden und in welcher Menge</text:p>
      <text:p text:style-name="P2"/>
      <text:p text:style-name="P2">Meilensteine: Unterteilt das Projekt in logische Phasen die kleiner im Umfang sind und somit leichter erreicht werden können</text:p>
      <text:p text:style-name="P2"/>
      <text:p text:style-name="P2">Risikoakzeptanz: Welche Risiken birgt das Projekt/Produkt – kann das Projekt innerhalb des Budget umgesetzt werden</text:p>
      <text:p text:style-name="P2"/>
      <text:p text:style-name="P2">Offene Fragen: Alle offenen Fragen werden hier notiert, optimaler weise wird auch notiert wer diese Fragen wann beantworten könnte</text:p>
      <text:p text:style-name="P2"/>
      <text:p text:style-name="P2">Abnahmekriterien: Was genau soll am Ende konkret erreicht sein und wann gilt das Projekt als erfüll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3T10:48:59.04</meta:creation-date>
    <meta:document-statistic meta:table-count="0" meta:image-count="0" meta:object-count="0" meta:page-count="1" meta:paragraph-count="14" meta:word-count="167" meta:character-count="1176"/>
    <dc:date>2021-09-13T11:05:55.40</dc:date>
    <meta:editing-duration>PT1M16S</meta:editing-duration>
    <meta:editing-cycles>1</meta:editing-cycles>
    <meta:generator>OpenOffice/4.1.10$Win32 OpenOffice.org_project/4110m2$Build-9807</meta:generator>
  </office:meta>
</office:document-meta>
</file>